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5.819cm" style:rel-column-width="21187*"/>
    </style:style>
    <style:style style:name="Таблица1.B" style:family="table-column">
      <style:table-column-properties style:column-width="6.888cm" style:rel-column-width="25080*"/>
    </style:style>
    <style:style style:name="Таблица1.C" style:family="table-column">
      <style:table-column-properties style:column-width="5.292cm" style:rel-column-width="19268*"/>
    </style:style>
    <style:style style:name="Таблица1.1" style:family="table-row">
      <style:table-row-properties style:min-row-height="0.958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1.083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1be8d" officeooo:paragraph-rsid="0001be8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text-transform="uppercase" fo:font-weight="bold" style:font-weight-asian="bold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size-complex="14pt"/>
    </style:style>
    <style:style style:name="P8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 fo:break-before="pag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01be8d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font-style="normal" fo:font-weight="normal" officeooo:rsid="0002e610" officeooo:paragraph-rsid="0002e61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font-weight="bold" officeooo:rsid="0001be8d" officeooo:paragraph-rsid="0001be8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weight="normal" officeooo:rsid="0002032d" officeooo:paragraph-rsid="0002032d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officeooo:rsid="0002032d" officeooo:paragraph-rsid="0002032d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font-weight="normal" officeooo:rsid="0002032d" officeooo:paragraph-rsid="0002032d" style:font-weight-asian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officeooo:rsid="0002e610" officeooo:paragraph-rsid="0002e610" style:font-weight-asian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font-weight="normal" officeooo:rsid="00041d01" officeooo:paragraph-rsid="00041d01" style:font-weight-asian="normal" style:font-weight-complex="normal"/>
    </style:style>
    <style:style style:name="P19" style:family="paragraph" style:parent-style-name="Header">
      <style:paragraph-properties fo:margin-left="0cm" fo:margin-right="-0.002cm" fo:text-align="end" style:justify-single-word="false" fo:text-indent="1.251cm" style:auto-text-indent="false"/>
    </style:style>
    <style:style style:name="P20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style:text-position="-4% 100%" fo:font-weight="bold" style:font-weight-asian="bold" style:font-size-complex="14pt"/>
    </style:style>
    <style:style style:name="T2" style:family="text">
      <style:text-properties fo:text-transform="uppercase" fo:font-weight="bold" style:font-weight-asian="bold" style:font-size-complex="14pt"/>
    </style:style>
    <style:style style:name="T3" style:family="text">
      <style:text-properties fo:text-transform="uppercase" fo:font-weight="bold" style:font-weight-asian="bold" style:font-size-complex="14pt" fo:background-color="#ffff00"/>
    </style:style>
    <style:style style:name="T4" style:family="text">
      <style:text-properties fo:text-transform="uppercase" style:font-size-complex="14pt"/>
    </style:style>
    <style:style style:name="T5" style:family="text">
      <style:text-properties fo:font-weight="bold" style:font-weight-asian="bold" style:font-size-complex="14pt"/>
    </style:style>
    <style:style style:name="T6" style:family="text">
      <style:text-properties fo:font-weight="bold" style:font-weight-asian="bold" style:font-size-complex="14pt" style:font-weight-complex="bold"/>
    </style:style>
    <style:style style:name="T7" style:family="text">
      <style:text-properties style:font-size-complex="14pt"/>
    </style:style>
    <style:style style:name="T8" style:family="text">
      <style:text-properties style:font-size-complex="14pt" style:font-weight-complex="bold"/>
    </style:style>
    <style:style style:name="T9" style:family="text">
      <style:text-properties officeooo:rsid="0001be8d" style:font-size-complex="14pt"/>
    </style:style>
    <style:style style:name="T10" style:family="text">
      <style:text-properties fo:font-variant="normal" fo:text-transform="none" style:font-size-complex="14pt"/>
    </style:style>
    <style:style style:name="T11" style:family="text">
      <style:text-properties fo:language="en" fo:country="US" style:font-size-complex="14pt"/>
    </style:style>
    <style:style style:name="T12" style:family="text">
      <style:text-properties fo:language="en" fo:country="US" officeooo:rsid="0001be8d" style:font-size-complex="14pt"/>
    </style:style>
    <style:style style:name="T13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tyle="normal" fo:font-weight="normal" officeooo:rsid="0001be8d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style="normal" officeooo:rsid="0002e610" style:font-style-asian="normal" style:font-size-complex="14pt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officeooo:rsid="0001be8d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ize-complex="14pt" style:font-style-complex="normal" style:font-weight-complex="bold"/>
    </style:style>
    <style:style style:name="T20" style:family="text">
      <style:text-properties fo:font-style="normal" fo:font-weight="bold" officeooo:rsid="0002e610" style:font-style-asian="normal" style:font-weight-asian="bold" style:font-size-complex="14pt" style:font-style-complex="normal" style:font-weight-complex="bold"/>
    </style:style>
    <style:style style:name="T2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МИНОБРНАУКИ РОССИИ</text:span></text:p>
      <text:p text:style-name="P4"><text:span text:style-name="T2">Санкт-Петербургский государственный</text:span></text:p>
      <text:p text:style-name="P4"><text:span text:style-name="T2">электротехнический университет</text:span></text:p>
      <text:p text:style-name="P4"><text:span text:style-name="T2">«ЛЭТИ» им. В.И. Ульянова (Ленина)</text:span></text:p>
      <text:p text:style-name="P4"><text:span text:style-name="T5">Кафедра МОЭВМ</text:span></text:p>
      <text:p text:style-name="P5"/>
      <text:p text:style-name="P6"/>
      <text:p text:style-name="P6"/>
      <text:p text:style-name="P6"/>
      <text:p text:style-name="P21"><text:span text:style-name="Book_20_Title"><text:span text:style-name="T4">отчет</text:span></text:span></text:p>
      <text:p text:style-name="P4"><text:span text:style-name="T5">по лабораторной работе №3</text:span></text:p>
      <text:p text:style-name="P4"><text:span text:style-name="T5">по дисциплине «Объектно-ориентированное программирование»</text:span></text:p>
      <text:p text:style-name="P4"><text:span text:style-name="Book_20_Title"><text:span text:style-name="T10">Тема: «Контейнеры. Вектор. Список»</text:span></text:span></text:p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7">Студентка гр. </text:span><text:span text:style-name="T11">7382</text:span></text:p>
          </table:table-cell>
          <table:table-cell table:style-name="Таблица1.A1" office:value-type="string">
            <text:p text:style-name="Standard"><text:span text:style-name="T7">_____________________</text:span></text:p>
          </table:table-cell>
          <table:table-cell table:style-name="Таблица1.A1" office:value-type="string">
            <text:p text:style-name="P3"><text:span text:style-name="T7">Дерябина П.С,</text:span></text:p>
          </table:table-cell>
        </table:table-row>
        <table:table-row table:style-name="Таблица1.2">
          <table:table-cell table:style-name="Таблица1.A1" office:value-type="string">
            <text:p text:style-name="Standard"><text:span text:style-name="T7">Преподаватель</text:span></text:p>
          </table:table-cell>
          <table:table-cell table:style-name="Таблица1.A1" office:value-type="string">
            <text:p text:style-name="Standard"><text:span text:style-name="T7">_____________________</text:span></text:p>
          </table:table-cell>
          <table:table-cell table:style-name="Таблица1.A1" office:value-type="string">
            <text:p text:style-name="P1"><text:span text:style-name="T7">Жангиров Т.М.</text:span></text:p>
          </table:table-cell>
        </table:table-row>
      </table:table>
      <text:p text:style-name="P2"/>
      <text:p text:style-name="P2"/>
      <text:p text:style-name="P1"><text:span text:style-name="T8">Санкт-Петербург</text:span></text:p>
      <text:p text:style-name="P1"><text:span text:style-name="T8">2019</text:span></text:p>
      <text:p text:style-name="P9"><text:span text:style-name="T5">Цель работы</text:span></text:p>
      <text:p text:style-name="P10"><text:span text:style-name="T12">Изучить работу стандартных контейнеров </text:span><text:span text:style-name="T11">vector</text:span><text:span text:style-name="T7"> и </text:span><text:span text:style-name="T11">list</text:span><text:span text:style-name="T7"> языка С++.</text:span></text:p>
      <text:p text:style-name="P7"/>
      <text:p text:style-name="P10"><text:span text:style-name="T5">Задание</text:span></text:p>
      <text:p text:style-name="P10"><text:span text:style-name="T14">1. </text:span><text:span text:style-name="T13">Необходимо реализовать </text:span><text:span text:style-name="T14">класс </text:span><text:span text:style-name="T13">для контейнера вектор, </text:span><text:span text:style-name="T14">составляющие класса: </text:span><text:span text:style-name="T9">конструкторы, деструктор, операторы присваивания, функцию assign, функции resize и erase, функции insert и push_back. Поведение реализованных функций должно быть таким же, как у класса std::vector.</text:span></text:p>
      <text:p text:style-name="P11"><text:span text:style-name="T9">2. </text:span><text:span text:style-name="T14">Необходимо реализовать класс для контейнера список, составляющие класса: деструктор, конструктор копирования, </text:span>конструктор перемещения,о ператор присваивания; <text:span text:style-name="T14">функции </text:span><text:span text:style-name="T13">вставк</text:span><text:span text:style-name="T14">и</text:span><text:span text:style-name="T13"> элементов в голову и в хвост, получени</text:span><text:span text:style-name="T14">я</text:span><text:span text:style-name="T13"> элемента из головы и из хвоста, удалени</text:span><text:span text:style-name="T14">я</text:span><text:span text:style-name="T13"> из головы </text:span><text:span text:style-name="T14">и </text:span><text:span text:style-name="T13">хвоста, очистк</text:span><text:span text:style-name="T14">и, проверки размера; итератор.</text:span></text:p>
      <text:p text:style-name="P11"><text:span text:style-name="T14"/></text:p>
      <text:p text:style-name="P11"><text:span text:style-name="T18">Требования к реализации</text:span><text:span text:style-name="T14">: при выполнении этого задания вы можете определять любые вспомогательные функции. Вводить или выводить что-либо </text:span><text:span text:style-name="T18">не нужно.</text:span><text:span text:style-name="T14"> Реализовывать функцию main не нужно. Не используйте функции из cstdlib (malloc, calloc, realloc и free).</text:span></text:p>
      <text:p text:style-name="P11"><text:span text:style-name="T14"/></text:p>
      <text:p text:style-name="P13"><text:span text:style-name="T15">Ход работы</text:span></text:p>
      <text:p text:style-name="P14"><text:span text:style-name="T15">1. Класс vector кроме требуемых функций содержит 2 приватных поля: указатель на первый и последний элемент данных, <text:s/>а также 1 приватную функцию проверки на выход за рамки вектора. Реализация класса представлена в приложении А.</text:span></text:p>
      <text:p text:style-name="P14"><text:span text:style-name="T15">2. <text:s text:c="2"/>Класс <text:s/>list кроме требуемых функций содержит 2 приватных поля: указатель на первый и последний узел списка. </text:span><text:span text:style-name="T16">В классе list_iterator содержится одно поле — указатель на узел списка.</text:span><text:span text:style-name="T15"> Реализация класса представлена в приложении </text:span><text:span text:style-name="T16">Б</text:span><text:span text:style-name="T15">.</text:span></text:p>
      <text:p text:style-name="P14"><text:span text:style-name="T15"/></text:p>
      <text:p text:style-name="P14"><text:span text:style-name="T15"/></text:p>
      <text:p text:style-name="P18"><text:soft-page-break/><text:span text:style-name="T19">Вывод</text:span></text:p>
      <text:p text:style-name="P18"><text:span text:style-name="T15">Были изучены и реализованы собственные контейнеры вектора и списка.</text:span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4"><text:span text:style-name="T15"/></text:p>
      <text:p text:style-name="P15"><text:soft-page-break/><text:span text:style-name="T20">ПРИЛОЖЕНИЕ А</text:span></text:p>
      <text:p text:style-name="P16"><text:span text:style-name="T16">#include &lt;assert.h&gt;</text:span></text:p>
      <text:p text:style-name="P16"><text:span text:style-name="T16">#include &lt;algorithm&gt; // std::copy, std::rotate</text:span></text:p>
      <text:p text:style-name="P16"><text:span text:style-name="T16">#include &lt;cstddef&gt; // size_t</text:span></text:p>
      <text:p text:style-name="P16"><text:span text:style-name="T16">#include &lt;initializer_list&gt;</text:span></text:p>
      <text:p text:style-name="P16"><text:span text:style-name="T16">#include &lt;stdexcept&gt;</text:span></text:p>
      <text:p text:style-name="P16"><text:span text:style-name="T16">namespace stepik {</text:span></text:p>
      <text:p text:style-name="P16"><text:span text:style-name="T16">template &lt;typename Type&gt;</text:span></text:p>
      <text:p text:style-name="P16"><text:span text:style-name="T16">class vector {</text:span></text:p>
      <text:p text:style-name="P16"><text:span text:style-name="T16">public:</text:span></text:p>
      <text:p text:style-name="P16"><text:span text:style-name="T16"><text:s text:c="4"/>typedef Type* iterator;</text:span></text:p>
      <text:p text:style-name="P16"><text:span text:style-name="T16"><text:s text:c="4"/>typedef const Type* const_iterator;</text:span></text:p>
      <text:p text:style-name="P16"><text:span text:style-name="T16"/></text:p>
      <text:p text:style-name="P16"><text:span text:style-name="T16"><text:s text:c="4"/>typedef Type value_type;</text:span></text:p>
      <text:p text:style-name="P16"><text:span text:style-name="T16"/></text:p>
      <text:p text:style-name="P16"><text:span text:style-name="T16"><text:s text:c="4"/>typedef value_type&amp; reference;</text:span></text:p>
      <text:p text:style-name="P16"><text:span text:style-name="T16"><text:s text:c="4"/>typedef const value_type&amp; const_reference;</text:span></text:p>
      <text:p text:style-name="P16"><text:span text:style-name="T16"/></text:p>
      <text:p text:style-name="P16"><text:span text:style-name="T16"><text:s text:c="4"/>typedef std::ptrdiff_t difference_type;</text:span></text:p>
      <text:p text:style-name="P16"><text:span text:style-name="T16"/></text:p>
      <text:p text:style-name="P16"><text:span text:style-name="T16"><text:s text:c="4"/>explicit vector(size_t count = 0)</text:span></text:p>
      <text:p text:style-name="P16"><text:span text:style-name="T16"><text:s text:c="8"/>: m_first(new Type[count])</text:span></text:p>
      <text:p text:style-name="P16"><text:span text:style-name="T16"><text:s text:c="8"/>, m_last(m_first + count)</text:span></text:p>
      <text:p text:style-name="P16"><text:span text:style-name="T16"><text:s text:c="4"/>{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template &lt;typename InputIterator&gt;</text:span></text:p>
      <text:p text:style-name="P16"><text:span text:style-name="T16"><text:s text:c="4"/>vector(InputIterator first, InputIterator last)</text:span></text:p>
      <text:p text:style-name="P16"><text:span text:style-name="T16"><text:s text:c="8"/>: vector(last - first)</text:span></text:p>
      <text:p text:style-name="P16"><text:soft-page-break/><text:span text:style-name="T16"><text:s text:c="4"/>{</text:span></text:p>
      <text:p text:style-name="P16"><text:span text:style-name="T16"><text:s text:c="8"/>std::copy(first, last, m_first)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vector(std::initializer_list&lt;Type&gt; init)</text:span></text:p>
      <text:p text:style-name="P16"><text:span text:style-name="T16"><text:s text:c="8"/>: vector(init.size())</text:span></text:p>
      <text:p text:style-name="P16"><text:span text:style-name="T16"><text:s text:c="4"/>{</text:span></text:p>
      <text:p text:style-name="P16"><text:span text:style-name="T16"><text:s text:c="8"/>int count = 0;</text:span></text:p>
      <text:p text:style-name="P16"><text:span text:style-name="T16"><text:s text:c="8"/>for (auto&amp; element : init) {</text:span></text:p>
      <text:p text:style-name="P16"><text:span text:style-name="T16"><text:s text:c="12"/>m_first[count] = element;</text:span></text:p>
      <text:p text:style-name="P16"><text:span text:style-name="T16"><text:s text:c="12"/>++count;</text:span></text:p>
      <text:p text:style-name="P16"><text:span text:style-name="T16"><text:s text:c="8"/>}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vector(const vector&amp; other)</text:span></text:p>
      <text:p text:style-name="P16"><text:span text:style-name="T16"><text:s text:c="8"/>: vector(other.size())</text:span></text:p>
      <text:p text:style-name="P16"><text:span text:style-name="T16"><text:s text:c="4"/>{</text:span></text:p>
      <text:p text:style-name="P16"><text:span text:style-name="T16"><text:s text:c="8"/>std::copy(other.begin(), other.end(), m_first)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vector(vector&amp;&amp; other)</text:span></text:p>
      <text:p text:style-name="P16"><text:span text:style-name="T16"><text:s text:c="4"/>{</text:span></text:p>
      <text:p text:style-name="P16"><text:span text:style-name="T16"><text:s text:c="8"/>std::swap(m_first, other.m_first);</text:span></text:p>
      <text:p text:style-name="P16"><text:span text:style-name="T16"><text:s text:c="8"/>std::swap(m_last, other.m_last);</text:span></text:p>
      <text:p text:style-name="P16"><text:span text:style-name="T16"><text:s text:c="4"/>}</text:span></text:p>
      <text:p text:style-name="P16"><text:span text:style-name="T16"><text:s text:c="4"/>~vector()</text:span></text:p>
      <text:p text:style-name="P16"><text:span text:style-name="T16"><text:s text:c="4"/>{</text:span></text:p>
      <text:p text:style-name="P16"><text:span text:style-name="T16"><text:s text:c="8"/>delete[] m_first;</text:span></text:p>
      <text:p text:style-name="P16"><text:span text:style-name="T16"><text:s text:c="8"/>m_first = m_last = nullptr;</text:span></text:p>
      <text:p text:style-name="P16"><text:soft-page-break/><text:span text:style-name="T16"><text:s text:c="4"/>}</text:span></text:p>
      <text:p text:style-name="P16"><text:span text:style-name="T16"/></text:p>
      <text:p text:style-name="P16"><text:span text:style-name="T16"><text:s text:c="4"/>vector&amp; operator=(const vector&amp; other)</text:span></text:p>
      <text:p text:style-name="P16"><text:span text:style-name="T16"><text:s text:c="4"/>{</text:span></text:p>
      <text:p text:style-name="P16"><text:span text:style-name="T16"><text:s text:c="8"/>delete[] m_first;</text:span></text:p>
      <text:p text:style-name="P16"><text:span text:style-name="T16"><text:s text:c="8"/>m_first = new Type[other.size()];</text:span></text:p>
      <text:p text:style-name="P16"><text:span text:style-name="T16"><text:s text:c="8"/>m_last = m_first + other.size();</text:span></text:p>
      <text:p text:style-name="P16"><text:span text:style-name="T16"><text:s text:c="8"/>std::copy(other.begin(), other.end(), m_first);</text:span></text:p>
      <text:p text:style-name="P16"><text:span text:style-name="T16"><text:s text:c="8"/>return *this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vector&amp; operator=(vector&amp;&amp; other)</text:span></text:p>
      <text:p text:style-name="P16"><text:span text:style-name="T16"><text:s text:c="4"/>{</text:span></text:p>
      <text:p text:style-name="P16"><text:span text:style-name="T16"><text:s text:c="8"/>std::swap(m_first, other.m_first);</text:span></text:p>
      <text:p text:style-name="P16"><text:span text:style-name="T16"><text:s text:c="8"/>std::swap(m_last, other.m_last);</text:span></text:p>
      <text:p text:style-name="P16"><text:span text:style-name="T16"><text:s text:c="8"/>return *this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// assign method</text:span></text:p>
      <text:p text:style-name="P16"><text:span text:style-name="T16"><text:s text:c="4"/>template &lt;typename InputIterator&gt;</text:span></text:p>
      <text:p text:style-name="P16"><text:span text:style-name="T16"><text:s text:c="4"/>void assign(InputIterator first, InputIterator last)</text:span></text:p>
      <text:p text:style-name="P16"><text:span text:style-name="T16"><text:s text:c="4"/>{</text:span></text:p>
      <text:p text:style-name="P16"><text:span text:style-name="T16"><text:s text:c="8"/>delete[] m_first;</text:span></text:p>
      <text:p text:style-name="P16"><text:span text:style-name="T16"><text:s text:c="8"/>int size = last - first;</text:span></text:p>
      <text:p text:style-name="P16"><text:span text:style-name="T16"><text:s text:c="8"/>m_first = new Type[size];</text:span></text:p>
      <text:p text:style-name="P16"><text:span text:style-name="T16"><text:s text:c="8"/>m_last = m_first + size;</text:span></text:p>
      <text:p text:style-name="P16"><text:span text:style-name="T16"><text:s text:c="8"/>std::copy(first, last, m_first);</text:span></text:p>
      <text:p text:style-name="P16"><text:span text:style-name="T16"><text:s text:c="4"/>}</text:span></text:p>
      <text:p text:style-name="P16"><text:span text:style-name="T16"/></text:p>
      <text:p text:style-name="P16"><text:soft-page-break/><text:span text:style-name="T16"><text:s text:c="4"/>//insert methods</text:span></text:p>
      <text:p text:style-name="P16"><text:span text:style-name="T16"><text:s text:c="4"/>iterator insert(const_iterator pos, const Type&amp; value)</text:span></text:p>
      <text:p text:style-name="P16"><text:span text:style-name="T16"><text:s text:c="4"/>{</text:span></text:p>
      <text:p text:style-name="P16"><text:span text:style-name="T16"><text:s text:c="8"/>size_t ind = pos - m_first;</text:span></text:p>
      <text:p text:style-name="P16"><text:span text:style-name="T16"><text:s text:c="8"/>size_t old_size = m_last - m_first;</text:span></text:p>
      <text:p text:style-name="P16"><text:span text:style-name="T16"><text:s text:c="8"/>size_t new_size = old_size + 1;</text:span></text:p>
      <text:p text:style-name="P16"><text:span text:style-name="T16"/></text:p>
      <text:p text:style-name="P16"><text:span text:style-name="T16"><text:s text:c="8"/>resize(new_size);</text:span></text:p>
      <text:p text:style-name="P16"><text:span text:style-name="T16"><text:s text:c="8"/>std::copy(m_first + ind, m_last, m_first + ind + 1);</text:span></text:p>
      <text:p text:style-name="P16"><text:span text:style-name="T16"><text:s text:c="8"/>m_first[ind] = value;</text:span></text:p>
      <text:p text:style-name="P16"><text:span text:style-name="T16"/></text:p>
      <text:p text:style-name="P16"><text:span text:style-name="T16"><text:s text:c="8"/>return m_first + ind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template &lt;typename InputIterator&gt;</text:span></text:p>
      <text:p text:style-name="P16"><text:span text:style-name="T16"><text:s text:c="4"/>iterator insert(const_iterator pos, InputIterator first, InputIterator last)</text:span></text:p>
      <text:p text:style-name="P16"><text:span text:style-name="T16"><text:s text:c="4"/>{</text:span></text:p>
      <text:p text:style-name="P16"><text:span text:style-name="T16"><text:s text:c="8"/>size_t ind = pos - m_first;</text:span></text:p>
      <text:p text:style-name="P16"><text:span text:style-name="T16"><text:s text:c="8"/>size_t add = last - first;</text:span></text:p>
      <text:p text:style-name="P16"><text:span text:style-name="T16"><text:s text:c="8"/>size_t old_size = m_last - m_first;</text:span></text:p>
      <text:p text:style-name="P16"><text:span text:style-name="T16"/></text:p>
      <text:p text:style-name="P16"><text:span text:style-name="T16"><text:s text:c="8"/>resize(old_size + add);</text:span></text:p>
      <text:p text:style-name="P16"><text:span text:style-name="T16"/></text:p>
      <text:p text:style-name="P16"><text:span text:style-name="T16"><text:s text:c="8"/>for (int i = old_size + add - 1; i != ind; i--) {</text:span></text:p>
      <text:p text:style-name="P16"><text:span text:style-name="T16"><text:s text:c="12"/>m_first[i] = m_first[i - add];</text:span></text:p>
      <text:p text:style-name="P16"><text:span text:style-name="T16"><text:s text:c="8"/>}</text:span></text:p>
      <text:p text:style-name="P16"><text:span text:style-name="T16"><text:s text:c="8"/>std::copy(first, last, m_first + ind);</text:span></text:p>
      <text:p text:style-name="P16"><text:span text:style-name="T16"/></text:p>
      <text:p text:style-name="P16"><text:span text:style-name="T16"><text:s text:c="8"/>return m_first + ind;</text:span></text:p>
      <text:p text:style-name="P16"><text:soft-page-break/><text:span text:style-name="T16"><text:s text:c="4"/>}</text:span></text:p>
      <text:p text:style-name="P16"><text:span text:style-name="T16"/></text:p>
      <text:p text:style-name="P16"><text:span text:style-name="T16"><text:s text:c="4"/>//push_back methods</text:span></text:p>
      <text:p text:style-name="P16"><text:span text:style-name="T16"><text:s text:c="4"/>void push_back(const value_type&amp; value)</text:span></text:p>
      <text:p text:style-name="P16"><text:span text:style-name="T16"><text:s text:c="4"/>{</text:span></text:p>
      <text:p text:style-name="P16"><text:span text:style-name="T16"><text:s text:c="8"/>insert(m_last, value)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//at methods</text:span></text:p>
      <text:p text:style-name="P16"><text:span text:style-name="T16"><text:s text:c="4"/>reference at(size_t pos)</text:span></text:p>
      <text:p text:style-name="P16"><text:span text:style-name="T16"><text:s text:c="4"/>{</text:span></text:p>
      <text:p text:style-name="P16"><text:span text:style-name="T16"><text:s text:c="8"/>return checkIndexAndGet(pos)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const_reference at(size_t pos) const</text:span></text:p>
      <text:p text:style-name="P16"><text:span text:style-name="T16"><text:s text:c="4"/>{</text:span></text:p>
      <text:p text:style-name="P16"><text:span text:style-name="T16"><text:s text:c="8"/>return checkIndexAndGet(pos)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//[] operators</text:span></text:p>
      <text:p text:style-name="P16"><text:span text:style-name="T16"><text:s text:c="4"/>reference operator[](size_t pos)</text:span></text:p>
      <text:p text:style-name="P16"><text:span text:style-name="T16"><text:s text:c="4"/>{</text:span></text:p>
      <text:p text:style-name="P16"><text:span text:style-name="T16"><text:s text:c="8"/>return m_first[pos]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const_reference operator[](size_t pos) const</text:span></text:p>
      <text:p text:style-name="P16"><text:span text:style-name="T16"><text:s text:c="4"/>{</text:span></text:p>
      <text:p text:style-name="P16"><text:span text:style-name="T16"><text:s text:c="8"/>return m_first[pos];</text:span></text:p>
      <text:p text:style-name="P16"><text:span text:style-name="T16"><text:s text:c="4"/>}</text:span></text:p>
      <text:p text:style-name="P16"><text:soft-page-break/><text:span text:style-name="T16"/></text:p>
      <text:p text:style-name="P16"><text:span text:style-name="T16"><text:s text:c="4"/>//*begin methods</text:span></text:p>
      <text:p text:style-name="P16"><text:span text:style-name="T16"><text:s text:c="4"/>iterator begin()</text:span></text:p>
      <text:p text:style-name="P16"><text:span text:style-name="T16"><text:s text:c="4"/>{</text:span></text:p>
      <text:p text:style-name="P16"><text:span text:style-name="T16"><text:s text:c="8"/>return m_first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const_iterator begin() const</text:span></text:p>
      <text:p text:style-name="P16"><text:span text:style-name="T16"><text:s text:c="4"/>{</text:span></text:p>
      <text:p text:style-name="P16"><text:span text:style-name="T16"><text:s text:c="8"/>return m_first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//*end methods</text:span></text:p>
      <text:p text:style-name="P16"><text:span text:style-name="T16"><text:s text:c="4"/>iterator end()</text:span></text:p>
      <text:p text:style-name="P16"><text:span text:style-name="T16"><text:s text:c="4"/>{</text:span></text:p>
      <text:p text:style-name="P16"><text:span text:style-name="T16"><text:s text:c="8"/>return m_last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const_iterator end() const</text:span></text:p>
      <text:p text:style-name="P16"><text:span text:style-name="T16"><text:s text:c="4"/>{</text:span></text:p>
      <text:p text:style-name="P16"><text:span text:style-name="T16"><text:s text:c="8"/>return m_last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//size method</text:span></text:p>
      <text:p text:style-name="P16"><text:span text:style-name="T16"><text:s text:c="4"/>size_t size() const</text:span></text:p>
      <text:p text:style-name="P16"><text:span text:style-name="T16"><text:s text:c="4"/>{</text:span></text:p>
      <text:p text:style-name="P16"><text:span text:style-name="T16"><text:s text:c="8"/>return m_last - m_first;</text:span></text:p>
      <text:p text:style-name="P16"><text:span text:style-name="T16"><text:s text:c="4"/>}</text:span></text:p>
      <text:p text:style-name="P16"><text:span text:style-name="T16"/></text:p>
      <text:p text:style-name="P16"><text:soft-page-break/><text:span text:style-name="T16"><text:s text:c="4"/>//empty method</text:span></text:p>
      <text:p text:style-name="P16"><text:span text:style-name="T16"><text:s text:c="4"/>bool empty() const</text:span></text:p>
      <text:p text:style-name="P16"><text:span text:style-name="T16"><text:s text:c="4"/>{</text:span></text:p>
      <text:p text:style-name="P16"><text:span text:style-name="T16"><text:s text:c="8"/>return m_first == m_last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private:</text:span></text:p>
      <text:p text:style-name="P16"><text:span text:style-name="T16"><text:s text:c="4"/>reference checkIndexAndGet(size_t pos) const</text:span></text:p>
      <text:p text:style-name="P16"><text:span text:style-name="T16"><text:s text:c="4"/>{</text:span></text:p>
      <text:p text:style-name="P16"><text:span text:style-name="T16"><text:s text:c="8"/>if (pos &gt;= size()) {</text:span></text:p>
      <text:p text:style-name="P16"><text:span text:style-name="T16"><text:s text:c="12"/>throw std::out_of_range("out of range");</text:span></text:p>
      <text:p text:style-name="P16"><text:span text:style-name="T16"><text:s text:c="8"/>}</text:span></text:p>
      <text:p text:style-name="P16"><text:span text:style-name="T16"/></text:p>
      <text:p text:style-name="P16"><text:span text:style-name="T16"><text:s text:c="8"/>return m_first[pos];</text:span></text:p>
      <text:p text:style-name="P16"><text:span text:style-name="T16"><text:s text:c="4"/>}</text:span></text:p>
      <text:p text:style-name="P16"><text:span text:style-name="T16"/></text:p>
      <text:p text:style-name="P16"><text:span text:style-name="T16"><text:s text:c="4"/>//your private functions</text:span></text:p>
      <text:p text:style-name="P16"><text:span text:style-name="T16"/></text:p>
      <text:p text:style-name="P16"><text:span text:style-name="T16">private:</text:span></text:p>
      <text:p text:style-name="P16"><text:span text:style-name="T16"><text:s text:c="4"/>iterator m_first;</text:span></text:p>
      <text:p text:style-name="P16"><text:span text:style-name="T16"><text:s text:c="4"/>iterator m_last;</text:span></text:p>
      <text:p text:style-name="P16"><text:span text:style-name="T16">};</text:span></text:p>
      <text:p text:style-name="P16"><text:span text:style-name="T16"/></text:p>
      <text:p text:style-name="P16"><text:span text:style-name="T16">} // namespace stepik</text:span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6"><text:span text:style-name="T16"/></text:p>
      <text:p text:style-name="P17"><text:soft-page-break/><text:span text:style-name="T19">ПРИЛОЖЕНИЕ Б</text:span></text:p>
      <text:p text:style-name="P12"><text:span text:style-name="T7">#include &lt;assert.h&gt;</text:span></text:p>
      <text:p text:style-name="P12"><text:span text:style-name="T7">#include &lt;algorithm&gt;</text:span></text:p>
      <text:p text:style-name="P12"><text:span text:style-name="T7">#include &lt;stdexcept&gt;</text:span></text:p>
      <text:p text:style-name="P12"><text:span text:style-name="T7">#include &lt;cstddef&gt;</text:span></text:p>
      <text:p text:style-name="P12"><text:span text:style-name="T7"/></text:p>
      <text:p text:style-name="P12"><text:span text:style-name="T7">namespace stepik {</text:span></text:p>
      <text:p text:style-name="P12"><text:span text:style-name="T7">template &lt;class Type&gt;</text:span></text:p>
      <text:p text:style-name="P12"><text:span text:style-name="T7">struct node {</text:span></text:p>
      <text:p text:style-name="P12"><text:span text:style-name="T7"><text:s text:c="4"/>Type value;</text:span></text:p>
      <text:p text:style-name="P12"><text:span text:style-name="T7"><text:s text:c="4"/>node* next;</text:span></text:p>
      <text:p text:style-name="P12"><text:span text:style-name="T7"><text:s text:c="4"/>node* prev;</text:span></text:p>
      <text:p text:style-name="P12"><text:span text:style-name="T7"/></text:p>
      <text:p text:style-name="P12"><text:span text:style-name="T7"><text:s text:c="4"/>node(const Type&amp; value, node&lt;Type&gt;* next, node&lt;Type&gt;* prev)</text:span></text:p>
      <text:p text:style-name="P12"><text:span text:style-name="T7"><text:s text:c="8"/>: value(value)</text:span></text:p>
      <text:p text:style-name="P12"><text:span text:style-name="T7"><text:s text:c="8"/>, next(next)</text:span></text:p>
      <text:p text:style-name="P12"><text:span text:style-name="T7"><text:s text:c="8"/>, prev(prev)</text:span></text:p>
      <text:p text:style-name="P12"><text:span text:style-name="T7"><text:s text:c="4"/>{</text:span></text:p>
      <text:p text:style-name="P12"><text:span text:style-name="T7"><text:s text:c="4"/>}</text:span></text:p>
      <text:p text:style-name="P12"><text:span text:style-name="T7">};</text:span></text:p>
      <text:p text:style-name="P12"><text:span text:style-name="T7"/></text:p>
      <text:p text:style-name="P12"><text:span text:style-name="T7">template &lt;class Type&gt;</text:span></text:p>
      <text:p text:style-name="P12"><text:span text:style-name="T7">class list; // forward declaration</text:span></text:p>
      <text:p text:style-name="P12"><text:span text:style-name="T7"/></text:p>
      <text:p text:style-name="P12"><text:span text:style-name="T7">template &lt;class Type&gt;</text:span></text:p>
      <text:p text:style-name="P12"><text:span text:style-name="T7">class list_iterator {</text:span></text:p>
      <text:p text:style-name="P12"><text:span text:style-name="T7">public:</text:span></text:p>
      <text:p text:style-name="P12"><text:span text:style-name="T7"><text:s text:c="4"/>typedef ptrdiff_t difference_type;</text:span></text:p>
      <text:p text:style-name="P12"><text:span text:style-name="T7"><text:s text:c="4"/>typedef Type value_type;</text:span></text:p>
      <text:p text:style-name="P12"><text:soft-page-break/><text:span text:style-name="T7"><text:s text:c="4"/>typedef Type* pointer;</text:span></text:p>
      <text:p text:style-name="P12"><text:span text:style-name="T7"><text:s text:c="4"/>typedef Type&amp; reference;</text:span></text:p>
      <text:p text:style-name="P12"><text:span text:style-name="T7"><text:s text:c="4"/>typedef size_t size_type;</text:span></text:p>
      <text:p text:style-name="P12"><text:span text:style-name="T7"><text:s text:c="4"/>typedef std::forward_iterator_tag iterator_category;</text:span></text:p>
      <text:p text:style-name="P12"><text:span text:style-name="T7"/></text:p>
      <text:p text:style-name="P12"><text:span text:style-name="T7"><text:s text:c="4"/>list_iterator()</text:span></text:p>
      <text:p text:style-name="P12"><text:span text:style-name="T7"><text:s text:c="8"/>: m_node(NULL)</text:span></text:p>
      <text:p text:style-name="P12"><text:span text:style-name="T7"><text:s text:c="4"/>{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_iterator(const list_iterator&amp; other)</text:span></text:p>
      <text:p text:style-name="P12"><text:span text:style-name="T7"><text:s text:c="8"/>: m_node(other.m_node)</text:span></text:p>
      <text:p text:style-name="P12"><text:span text:style-name="T7"><text:s text:c="4"/>{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_iterator&amp; operator=(const list_iterator&amp; other)</text:span></text:p>
      <text:p text:style-name="P12"><text:span text:style-name="T7"><text:s text:c="4"/>{</text:span></text:p>
      <text:p text:style-name="P12"><text:span text:style-name="T7"><text:s text:c="8"/>m_node = other.m_node;</text:span></text:p>
      <text:p text:style-name="P12"><text:span text:style-name="T7"><text:s text:c="8"/>return *this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bool operator==(const list_iterator&amp; other) const</text:span></text:p>
      <text:p text:style-name="P12"><text:span text:style-name="T7"><text:s text:c="4"/>{</text:span></text:p>
      <text:p text:style-name="P12"><text:span text:style-name="T7"><text:s text:c="8"/>return m_node == other.m_nod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bool operator!=(const list_iterator&amp; other) const</text:span></text:p>
      <text:p text:style-name="P12"><text:span text:style-name="T7"><text:s text:c="4"/>{</text:span></text:p>
      <text:p text:style-name="P12"><text:span text:style-name="T7"><text:s text:c="8"/>return m_node != other.m_node;</text:span></text:p>
      <text:p text:style-name="P12"><text:soft-page-break/><text:span text:style-name="T7"><text:s text:c="4"/>}</text:span></text:p>
      <text:p text:style-name="P12"><text:span text:style-name="T7"/></text:p>
      <text:p text:style-name="P12"><text:span text:style-name="T7"><text:s text:c="4"/>reference operator*()</text:span></text:p>
      <text:p text:style-name="P12"><text:span text:style-name="T7"><text:s text:c="4"/>{</text:span></text:p>
      <text:p text:style-name="P12"><text:span text:style-name="T7"><text:s text:c="8"/>return m_node-&gt;valu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pointer operator-&gt;()</text:span></text:p>
      <text:p text:style-name="P12"><text:span text:style-name="T7"><text:s text:c="4"/>{</text:span></text:p>
      <text:p text:style-name="P12"><text:span text:style-name="T7"><text:s text:c="8"/>return &amp;m_node-&gt;valu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_iterator&amp; operator++()</text:span></text:p>
      <text:p text:style-name="P12"><text:span text:style-name="T7"><text:s text:c="4"/>{</text:span></text:p>
      <text:p text:style-name="P12"><text:span text:style-name="T7"><text:s text:c="8"/>m_node = m_node-&gt;next;</text:span></text:p>
      <text:p text:style-name="P12"><text:span text:style-name="T7"><text:s text:c="8"/>return *this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_iterator operator++(int)</text:span></text:p>
      <text:p text:style-name="P12"><text:span text:style-name="T7"><text:s text:c="4"/>{</text:span></text:p>
      <text:p text:style-name="P12"><text:span text:style-name="T7"><text:s text:c="8"/>list_iterator tmp(m_node);</text:span></text:p>
      <text:p text:style-name="P12"><text:span text:style-name="T7"><text:s text:c="8"/>tmp = tmp-&gt;next;</text:span></text:p>
      <text:p text:style-name="P12"><text:span text:style-name="T7"><text:s text:c="8"/>return tmp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private:</text:span></text:p>
      <text:p text:style-name="P12"><text:span text:style-name="T7"><text:s text:c="4"/>friend class list&lt;Type&gt;;</text:span></text:p>
      <text:p text:style-name="P12"><text:span text:style-name="T7"/></text:p>
      <text:p text:style-name="P12"><text:span text:style-name="T7"><text:s text:c="4"/>list_iterator(node&lt;Type&gt;* p)</text:span></text:p>
      <text:p text:style-name="P12"><text:soft-page-break/><text:span text:style-name="T7"><text:s text:c="8"/>: m_node(p)</text:span></text:p>
      <text:p text:style-name="P12"><text:span text:style-name="T7"><text:s text:c="4"/>{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node&lt;Type&gt;* m_node;</text:span></text:p>
      <text:p text:style-name="P12"><text:span text:style-name="T7">};</text:span></text:p>
      <text:p text:style-name="P12"><text:span text:style-name="T7"/></text:p>
      <text:p text:style-name="P12"><text:span text:style-name="T7">template &lt;class Type&gt;</text:span></text:p>
      <text:p text:style-name="P12"><text:span text:style-name="T7">class list {</text:span></text:p>
      <text:p text:style-name="P12"><text:span text:style-name="T7">public:</text:span></text:p>
      <text:p text:style-name="P12"><text:span text:style-name="T7"><text:s text:c="4"/>typedef Type value_type;</text:span></text:p>
      <text:p text:style-name="P12"><text:span text:style-name="T7"><text:s text:c="4"/>typedef value_type&amp; reference;</text:span></text:p>
      <text:p text:style-name="P12"><text:span text:style-name="T7"><text:s text:c="4"/>typedef const value_type&amp; const_reference;</text:span></text:p>
      <text:p text:style-name="P12"><text:span text:style-name="T7"/></text:p>
      <text:p text:style-name="P12"><text:span text:style-name="T7"><text:s text:c="4"/>list()</text:span></text:p>
      <text:p text:style-name="P12"><text:span text:style-name="T7"><text:s text:c="8"/>: m_head(nullptr)</text:span></text:p>
      <text:p text:style-name="P12"><text:span text:style-name="T7"><text:s text:c="8"/>, m_tail(nullptr)</text:span></text:p>
      <text:p text:style-name="P12"><text:span text:style-name="T7"><text:s text:c="4"/>{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~list()</text:span></text:p>
      <text:p text:style-name="P12"><text:span text:style-name="T7"><text:s text:c="4"/>{</text:span></text:p>
      <text:p text:style-name="P12"><text:span text:style-name="T7"><text:s text:c="8"/>clear()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(const list&amp; other)</text:span></text:p>
      <text:p text:style-name="P12"><text:span text:style-name="T7"><text:s text:c="8"/>: m_head(nullptr)</text:span></text:p>
      <text:p text:style-name="P12"><text:span text:style-name="T7"><text:s text:c="8"/>, m_tail(nullptr)</text:span></text:p>
      <text:p text:style-name="P12"><text:span text:style-name="T7"><text:s text:c="4"/>{</text:span></text:p>
      <text:p text:style-name="P12"><text:soft-page-break/><text:span text:style-name="T7"><text:s text:c="8"/>node&lt;Type&gt;* tmp = other.m_head;</text:span></text:p>
      <text:p text:style-name="P12"><text:span text:style-name="T7"><text:s text:c="8"/>while (tmp) {</text:span></text:p>
      <text:p text:style-name="P12"><text:span text:style-name="T7"><text:s text:c="12"/>push_back(tmp-&gt;value);</text:span></text:p>
      <text:p text:style-name="P12"><text:span text:style-name="T7"><text:s text:c="12"/>tmp = tmp-&gt;next;</text:span></text:p>
      <text:p text:style-name="P12"><text:span text:style-name="T7"><text:s text:c="8"/>}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(list&amp;&amp; other)</text:span></text:p>
      <text:p text:style-name="P12"><text:span text:style-name="T7"><text:s text:c="8"/>: m_head(nullptr)</text:span></text:p>
      <text:p text:style-name="P12"><text:span text:style-name="T7"><text:s text:c="8"/>, m_tail(nullptr)</text:span></text:p>
      <text:p text:style-name="P12"><text:span text:style-name="T7"><text:s text:c="4"/>{</text:span></text:p>
      <text:p text:style-name="P12"><text:span text:style-name="T7"><text:s text:c="8"/>std::swap(m_head, other.m_head);</text:span></text:p>
      <text:p text:style-name="P12"><text:span text:style-name="T7"><text:s text:c="8"/>std::swap(m_tail, other.m_tail)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&amp; operator=(const list&amp; other)</text:span></text:p>
      <text:p text:style-name="P12"><text:span text:style-name="T7"><text:s text:c="4"/>{</text:span></text:p>
      <text:p text:style-name="P12"><text:span text:style-name="T7"><text:s text:c="8"/>clear();</text:span></text:p>
      <text:p text:style-name="P12"><text:span text:style-name="T7"><text:s text:c="8"/>node&lt;Type&gt;* tmp = other.m_head;</text:span></text:p>
      <text:p text:style-name="P12"><text:span text:style-name="T7"><text:s text:c="8"/>while (tmp) {</text:span></text:p>
      <text:p text:style-name="P12"><text:span text:style-name="T7"><text:s text:c="12"/>push_back(tmp-&gt;value);</text:span></text:p>
      <text:p text:style-name="P12"><text:span text:style-name="T7"><text:s text:c="12"/>tmp = tmp-&gt;next;</text:span></text:p>
      <text:p text:style-name="P12"><text:span text:style-name="T7"><text:s text:c="8"/>}</text:span></text:p>
      <text:p text:style-name="P12"><text:span text:style-name="T7"/></text:p>
      <text:p text:style-name="P12"><text:span text:style-name="T7"><text:s text:c="8"/>return *this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iterator insert(iterator pos, const Type&amp; value)</text:span></text:p>
      <text:p text:style-name="P12"><text:span text:style-name="T7"><text:s text:c="4"/>{</text:span></text:p>
      <text:p text:style-name="P12"><text:soft-page-break/><text:span text:style-name="T7"><text:s text:c="8"/>if (pos.m_node == nullptr) {</text:span></text:p>
      <text:p text:style-name="P12"><text:span text:style-name="T7"><text:s text:c="12"/>push_back(value);</text:span></text:p>
      <text:p text:style-name="P12"><text:span text:style-name="T7"><text:s text:c="12"/>return iterator(m_tail);</text:span></text:p>
      <text:p text:style-name="P12"><text:span text:style-name="T7"><text:s text:c="8"/>}</text:span></text:p>
      <text:p text:style-name="P12"><text:span text:style-name="T7"/></text:p>
      <text:p text:style-name="P12"><text:span text:style-name="T7"><text:s text:c="8"/>if (pos.m_node-&gt;prev == nullptr) {</text:span></text:p>
      <text:p text:style-name="P12"><text:span text:style-name="T7"><text:s text:c="12"/>push_front(value);</text:span></text:p>
      <text:p text:style-name="P12"><text:span text:style-name="T7"><text:s text:c="12"/>return iterator(m_head);</text:span></text:p>
      <text:p text:style-name="P12"><text:span text:style-name="T7"><text:s text:c="8"/>}</text:span></text:p>
      <text:p text:style-name="P12"><text:span text:style-name="T7"/></text:p>
      <text:p text:style-name="P12"><text:span text:style-name="T7"><text:s text:c="8"/>node&lt;Type&gt;* tmp = pos.m_node-&gt;prev;</text:span></text:p>
      <text:p text:style-name="P12"><text:span text:style-name="T7"><text:s text:c="8"/>pos.m_node-&gt;prev = new node&lt;Type&gt;(value, pos.m_node, tmp);</text:span></text:p>
      <text:p text:style-name="P12"><text:span text:style-name="T7"><text:s text:c="8"/>tmp-&gt;next = pos.m_node-&gt;prev;</text:span></text:p>
      <text:p text:style-name="P12"><text:span text:style-name="T7"/></text:p>
      <text:p text:style-name="P12"><text:span text:style-name="T7"><text:s text:c="8"/>return iterator(pos.m_node-&gt;prev)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iterator erase(iterator pos)</text:span></text:p>
      <text:p text:style-name="P12"><text:span text:style-name="T7"><text:s text:c="4"/>{</text:span></text:p>
      <text:p text:style-name="P12"><text:span text:style-name="T7"><text:s text:c="8"/>if (pos.m_node-&gt;next == nullptr) {</text:span></text:p>
      <text:p text:style-name="P12"><text:span text:style-name="T7"><text:s text:c="12"/>pop_back();</text:span></text:p>
      <text:p text:style-name="P12"><text:span text:style-name="T7"><text:s text:c="12"/>return iterator();</text:span></text:p>
      <text:p text:style-name="P12"><text:span text:style-name="T7"><text:s text:c="8"/>}</text:span></text:p>
      <text:p text:style-name="P12"><text:span text:style-name="T7"/></text:p>
      <text:p text:style-name="P12"><text:span text:style-name="T7"><text:s text:c="8"/>if (pos.m_node-&gt;prev == nullptr) {</text:span></text:p>
      <text:p text:style-name="P12"><text:span text:style-name="T7"><text:s text:c="12"/>pop_front();</text:span></text:p>
      <text:p text:style-name="P12"><text:span text:style-name="T7"><text:s text:c="12"/>return iterator(m_head);</text:span></text:p>
      <text:p text:style-name="P12"><text:span text:style-name="T7"><text:s text:c="8"/>}</text:span></text:p>
      <text:p text:style-name="P12"><text:span text:style-name="T7"/></text:p>
      <text:p text:style-name="P12"><text:soft-page-break/><text:span text:style-name="T7"><text:s text:c="8"/>node&lt;Type&gt;* tmp = pos.m_node;</text:span></text:p>
      <text:p text:style-name="P12"><text:span text:style-name="T7"><text:s text:c="8"/>delete pos.m_node;</text:span></text:p>
      <text:p text:style-name="P12"><text:span text:style-name="T7"><text:s text:c="8"/>tmp-&gt;prev-&gt;next = tmp-&gt;next;</text:span></text:p>
      <text:p text:style-name="P12"><text:span text:style-name="T7"><text:s text:c="8"/>tmp-&gt;next-&gt;prev = tmp-&gt;prev;</text:span></text:p>
      <text:p text:style-name="P12"><text:span text:style-name="T7"/></text:p>
      <text:p text:style-name="P12"><text:span text:style-name="T7"><text:s text:c="8"/>return tmp-&gt;next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void push_back(const value_type&amp; value)</text:span></text:p>
      <text:p text:style-name="P12"><text:span text:style-name="T7"><text:s text:c="4"/>{</text:span></text:p>
      <text:p text:style-name="P12"><text:span text:style-name="T7"><text:s text:c="8"/>if (m_tail == nullptr)</text:span></text:p>
      <text:p text:style-name="P12"><text:span text:style-name="T7"><text:s text:c="12"/>m_tail = m_head = new node&lt;Type&gt;(value, nullptr, nullptr);</text:span></text:p>
      <text:p text:style-name="P12"><text:span text:style-name="T7"><text:s text:c="8"/>else {</text:span></text:p>
      <text:p text:style-name="P12"><text:span text:style-name="T7"><text:s text:c="12"/>m_tail-&gt;next = new node&lt;Type&gt;(value, nullptr, m_tail);</text:span></text:p>
      <text:p text:style-name="P12"><text:span text:style-name="T7"><text:s text:c="12"/>m_tail = m_tail-&gt;next;</text:span></text:p>
      <text:p text:style-name="P12"><text:span text:style-name="T7"><text:s text:c="8"/>}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void push_front(const value_type&amp; value)</text:span></text:p>
      <text:p text:style-name="P12"><text:span text:style-name="T7"><text:s text:c="4"/>{</text:span></text:p>
      <text:p text:style-name="P12"><text:span text:style-name="T7"><text:s text:c="8"/>if (m_head == nullptr)</text:span></text:p>
      <text:p text:style-name="P12"><text:span text:style-name="T7"><text:s text:c="12"/>m_head = m_tail = new node&lt;Type&gt;(value, nullptr, nullptr);</text:span></text:p>
      <text:p text:style-name="P12"><text:span text:style-name="T7"><text:s text:c="8"/>else {</text:span></text:p>
      <text:p text:style-name="P12"><text:span text:style-name="T7"><text:s text:c="12"/>m_head-&gt;prev = new node&lt;Type&gt;(value, m_head, nullptr);</text:span></text:p>
      <text:p text:style-name="P12"><text:span text:style-name="T7"><text:s text:c="12"/>m_head = m_head-&gt;prev;</text:span></text:p>
      <text:p text:style-name="P12"><text:span text:style-name="T7"><text:s text:c="8"/>}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reference front()</text:span></text:p>
      <text:p text:style-name="P12"><text:soft-page-break/><text:span text:style-name="T7"><text:s text:c="4"/>{</text:span></text:p>
      <text:p text:style-name="P12"><text:span text:style-name="T7"><text:s text:c="8"/>return m_head-&gt;valu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const_reference front() const</text:span></text:p>
      <text:p text:style-name="P12"><text:span text:style-name="T7"><text:s text:c="4"/>{</text:span></text:p>
      <text:p text:style-name="P12"><text:span text:style-name="T7"><text:s text:c="8"/>return m_head-&gt;valu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reference back()</text:span></text:p>
      <text:p text:style-name="P12"><text:span text:style-name="T7"><text:s text:c="4"/>{</text:span></text:p>
      <text:p text:style-name="P12"><text:span text:style-name="T7"><text:s text:c="8"/>return m_tail-&gt;valu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const_reference back() const</text:span></text:p>
      <text:p text:style-name="P12"><text:span text:style-name="T7"><text:s text:c="4"/>{</text:span></text:p>
      <text:p text:style-name="P12"><text:span text:style-name="T7"><text:s text:c="8"/>return m_tail-&gt;valu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void pop_front()</text:span></text:p>
      <text:p text:style-name="P12"><text:span text:style-name="T7"><text:s text:c="4"/>{</text:span></text:p>
      <text:p text:style-name="P12"><text:span text:style-name="T7"><text:s text:c="8"/>if (empty())</text:span></text:p>
      <text:p text:style-name="P12"><text:span text:style-name="T7"><text:s text:c="12"/>return;</text:span></text:p>
      <text:p text:style-name="P12"><text:span text:style-name="T7"/></text:p>
      <text:p text:style-name="P12"><text:span text:style-name="T7"><text:s text:c="8"/>if (m_head == m_tail) {</text:span></text:p>
      <text:p text:style-name="P12"><text:span text:style-name="T7"><text:s text:c="12"/>delete m_head;</text:span></text:p>
      <text:p text:style-name="P12"><text:span text:style-name="T7"><text:s text:c="12"/>m_head = m_tail = nullptr;</text:span></text:p>
      <text:p text:style-name="P12"><text:span text:style-name="T7"><text:s text:c="12"/>return;</text:span></text:p>
      <text:p text:style-name="P12"><text:span text:style-name="T7"><text:s text:c="8"/>}</text:span></text:p>
      <text:p text:style-name="P12"><text:soft-page-break/><text:span text:style-name="T7"/></text:p>
      <text:p text:style-name="P12"><text:span text:style-name="T7"><text:s text:c="8"/>m_head = m_head-&gt;next;</text:span></text:p>
      <text:p text:style-name="P12"><text:span text:style-name="T7"><text:s text:c="8"/>delete m_head-&gt;prev;</text:span></text:p>
      <text:p text:style-name="P12"><text:span text:style-name="T7"><text:s text:c="8"/>m_head-&gt;prev = nullptr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void pop_back()</text:span></text:p>
      <text:p text:style-name="P12"><text:span text:style-name="T7"><text:s text:c="4"/>{</text:span></text:p>
      <text:p text:style-name="P12"><text:span text:style-name="T7"><text:s text:c="8"/>if (empty())</text:span></text:p>
      <text:p text:style-name="P12"><text:span text:style-name="T7"><text:s text:c="12"/>return;</text:span></text:p>
      <text:p text:style-name="P12"><text:span text:style-name="T7"/></text:p>
      <text:p text:style-name="P12"><text:span text:style-name="T7"><text:s text:c="8"/>if (m_head == m_tail) {</text:span></text:p>
      <text:p text:style-name="P12"><text:span text:style-name="T7"><text:s text:c="12"/>delete m_head;</text:span></text:p>
      <text:p text:style-name="P12"><text:span text:style-name="T7"><text:s text:c="12"/>m_head = m_tail = nullptr;</text:span></text:p>
      <text:p text:style-name="P12"><text:span text:style-name="T7"><text:s text:c="12"/>return;</text:span></text:p>
      <text:p text:style-name="P12"><text:span text:style-name="T7"><text:s text:c="8"/>}</text:span></text:p>
      <text:p text:style-name="P12"><text:span text:style-name="T7"/></text:p>
      <text:p text:style-name="P12"><text:span text:style-name="T7"><text:s text:c="8"/>m_tail = m_tail-&gt;prev;</text:span></text:p>
      <text:p text:style-name="P12"><text:span text:style-name="T7"><text:s text:c="8"/>delete m_tail-&gt;next;</text:span></text:p>
      <text:p text:style-name="P12"><text:span text:style-name="T7"><text:s text:c="8"/>m_tail-&gt;next = nullptr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void clear()</text:span></text:p>
      <text:p text:style-name="P12"><text:span text:style-name="T7"><text:s text:c="4"/>{</text:span></text:p>
      <text:p text:style-name="P12"><text:span text:style-name="T7"><text:s text:c="8"/>node&lt;Type&gt;* tmp = m_head;</text:span></text:p>
      <text:p text:style-name="P12"><text:span text:style-name="T7"><text:s text:c="8"/>node&lt;Type&gt;* next = nullptr;</text:span></text:p>
      <text:p text:style-name="P12"><text:span text:style-name="T7"><text:s text:c="8"/>while (tmp) {</text:span></text:p>
      <text:p text:style-name="P12"><text:span text:style-name="T7"><text:s text:c="12"/>next = tmp-&gt;next;</text:span></text:p>
      <text:p text:style-name="P12"><text:span text:style-name="T7"><text:s text:c="12"/>delete tmp;</text:span></text:p>
      <text:p text:style-name="P12"><text:soft-page-break/><text:span text:style-name="T7"><text:s text:c="12"/>tmp = next;</text:span></text:p>
      <text:p text:style-name="P12"><text:span text:style-name="T7"><text:s text:c="8"/>}</text:span></text:p>
      <text:p text:style-name="P12"><text:span text:style-name="T7"><text:s text:c="8"/>m_head = m_tail = nullptr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bool empty() const</text:span></text:p>
      <text:p text:style-name="P12"><text:span text:style-name="T7"><text:s text:c="4"/>{</text:span></text:p>
      <text:p text:style-name="P12"><text:span text:style-name="T7"><text:s text:c="8"/>return m_head == nullptr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size_t size() const</text:span></text:p>
      <text:p text:style-name="P12"><text:span text:style-name="T7"><text:s text:c="4"/>{</text:span></text:p>
      <text:p text:style-name="P12"><text:span text:style-name="T7"><text:s text:c="8"/>size_t size = 0;</text:span></text:p>
      <text:p text:style-name="P12"><text:span text:style-name="T7"><text:s text:c="8"/>node&lt;Type&gt;* el = m_head;</text:span></text:p>
      <text:p text:style-name="P12"><text:span text:style-name="T7"><text:s text:c="8"/>while (el) {</text:span></text:p>
      <text:p text:style-name="P12"><text:span text:style-name="T7"><text:s text:c="12"/>size++;</text:span></text:p>
      <text:p text:style-name="P12"><text:span text:style-name="T7"><text:s text:c="12"/>el = el-&gt;next;</text:span></text:p>
      <text:p text:style-name="P12"><text:span text:style-name="T7"><text:s text:c="8"/>}</text:span></text:p>
      <text:p text:style-name="P12"><text:span text:style-name="T7"/></text:p>
      <text:p text:style-name="P12"><text:span text:style-name="T7"><text:s text:c="8"/>return size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::iterator begin()</text:span></text:p>
      <text:p text:style-name="P12"><text:span text:style-name="T7"><text:s text:c="4"/>{</text:span></text:p>
      <text:p text:style-name="P12"><text:span text:style-name="T7"><text:s text:c="8"/>return iterator(m_head)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<text:s text:c="4"/>list::iterator end()</text:span></text:p>
      <text:p text:style-name="P12"><text:span text:style-name="T7"><text:s text:c="4"/>{</text:span></text:p>
      <text:p text:style-name="P12"><text:soft-page-break/><text:span text:style-name="T7"><text:s text:c="8"/>return iterator();</text:span></text:p>
      <text:p text:style-name="P12"><text:span text:style-name="T7"><text:s text:c="4"/>}</text:span></text:p>
      <text:p text:style-name="P12"><text:span text:style-name="T7"/></text:p>
      <text:p text:style-name="P12"><text:span text:style-name="T7">private:</text:span></text:p>
      <text:p text:style-name="P12"><text:span text:style-name="T7"><text:s text:c="4"/>node&lt;Type&gt;* m_head;</text:span></text:p>
      <text:p text:style-name="P12"><text:span text:style-name="T7"><text:s text:c="4"/>node&lt;Type&gt;* m_tail;</text:span></text:p>
      <text:p text:style-name="P12"><text:span text:style-name="T7">};</text:span></text:p>
      <text:p text:style-name="P12"><text:span text:style-name="T7"/></text:p>
      <text:p text:style-name="P12"><text:span text:style-name="T7">} // namespace step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.212cm" fo:margin-bottom="0.212cm" loext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.212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212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.212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.212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1.251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.212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style:font-size-complex="10pt"/>
    </style:style>
    <style:style style:name="Affiliation" style:family="paragraph" style:parent-style-name="Standard" style:default-outline-level=""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.212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.212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.212cm" loext:contextual-spacing="true" fo:text-indent="1.251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.212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.212cm" fo:margin-bottom="0.353cm" loext:contextual-spacing="true" fo:line-height="115%" fo:text-indent="1.25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.212cm" fo:margin-bottom="0.212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text-align="justify" style:justify-single-word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.212cm" fo:margin-bottom="0.353cm" loext:contextual-spacing="true" fo:line-height="115%" fo:text-indent="1.25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.212cm" fo:margin-bottom="0.353cm" loext:contextual-spacing="true" fo:line-height="115%" fo:text-indent="1.25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.212cm" fo:margin-bottom="0.353cm" loext:contextual-spacing="true" fo:line-height="115%" fo:text-indent="1.25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letter-spacing="-0.004cm" style:font-size-complex="10pt"/>
    </style:style>
    <style:style style:name="Times14_5f_РИО2" style:display-name="Times14_РИО2" style:family="paragraph" style:parent-style-name="Standard" style:default-outline-level="">
      <style:paragraph-properties fo:line-height="130%" fo:text-align="justify" style:justify-single-word="false">
        <style:tab-stops>
          <style:tab-stop style:position="1.251cm"/>
        </style:tab-stops>
      </style:paragraph-properties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.212cm" fo:margin-bottom="0.212cm" loext:contextual-spacing="true" fo:text-indent="1.251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.212cm" fo:margin-bottom="0.212cm" loext:contextual-spacing="true" fo:text-indent="1.251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top="0cm" fo:margin-bottom="0cm" loext:contextual-spacing="false" fo:text-align="justify" style:justify-single-word="false"/>
      <style:text-properties style:font-name="Courier New" fo:font-family="'Courier New'" style:font-family-generic="roman" style:font-pitch="variable" fo:font-size="12pt" fo:language="en" fo:country="US" style:font-size-asian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Default_20_Paragraph_20_Fon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Default_20_Paragraph_20_Fon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Default_20_Paragraph_20_Fon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Default_20_Paragraph_20_Fon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Default_20_Paragraph_20_Fon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Default_20_Paragraph_20_Fon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Courier New" fo:font-family="'Courier New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-en" style:family="text" style:parent-style-name="Default_20_Paragraph_20_Font"/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pl-cce" style:family="text" style:parent-style-name="Default_20_Paragraph_20_Font"/>
    <style:style style:name="pl-c" style:family="text" style:parent-style-name="Default_20_Paragraph_20_Font"/>
    <style:style style:name="Заголовок_20_8_20_Знак" style:display-name="Заголовок 8 Знак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pl-smi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ize="12pt" fo:font-style="normal" style:text-underline-style="none" fo:font-weight="normal" style:font-size-asian="12pt" style:font-style-asian="normal" style:font-weight-asian="normal"/>
    </style:style>
    <style:style style:name="ListLabel_20_21" style:display-name="ListLabel 2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0" style:num-suffix=") " style:num-format="1">
        <style:list-level-properties text:list-level-position-and-space-mode="label-alignment">
          <style:list-level-label-alignment text:label-followed-by="listtab" fo:text-indent="-0.499cm" fo:margin-left="1.76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1" style:num-suffix=")" style:num-format="1">
        <style:list-level-properties text:list-level-position-and-space-mode="label-alignment">
          <style:list-level-label-alignment text:label-followed-by="listtab" fo:text-indent="-1.826cm" fo:margin-left="3.0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155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42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95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96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23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505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775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04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1.251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editing-cycles>4</meta:editing-cycles>
    <meta:print-date>2019-04-07T22:05:00</meta:print-date>
    <meta:creation-date>2019-04-07T21:35:00</meta:creation-date>
    <dc:date>2019-04-21T17:54:06.847618245</dc:date>
    <meta:editing-duration>PT37M55S</meta:editing-duration>
    <meta:generator>LibreOffice/6.0.7.3$Linux_X86_64 LibreOffice_project/00m0$Build-3</meta:generator>
    <meta:document-statistic meta:table-count="1" meta:image-count="0" meta:object-count="0" meta:page-count="21" meta:paragraph-count="442" meta:word-count="1217" meta:character-count="11083" meta:non-whitespace-character-count="7946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